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0f0e7b" officeooo:paragraph-rsid="000f0e7b"/>
    </style:style>
    <style:style style:name="P2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2e8b57" draw:secondary-fill-color="#d4ea6b" draw:opacity="4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2.03mm" svg:stroke-color="#ff7f50" draw:marker-start="" draw:marker-start-width="5.59mm" draw:marker-start-center="false" draw:marker-end="" draw:marker-end-width="5.59mm" draw:marker-end-center="false" svg:stroke-opacity="80%" draw:stroke-linejoin="round" draw:fill="solid" draw:fill-color="#2e8b57" draw:secondary-fill-color="#d4ea6b" draw:opacity="40%" draw:textarea-horizontal-align="center" draw:textarea-vertical-align="middle" draw:auto-grow-height="false" draw:fit-to-size="false" style:shrink-to-fit="false" fo:min-height="41.45mm" fo:min-width="83.36mm" fo:padding-top="2.17mm" fo:padding-bottom="2.17mm" fo:padding-left="3.37mm" fo:padding-right="3.37mm" fo:wrap-option="wrap" draw:shadow="hidden" draw:shadow-offset-x="0.71mm" draw:shadow-offset-y="0.71mm" draw:shadow-color="#808080" draw:shadow-opacity="4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style-name="gr1" draw:text-style-name="P3" svg:width="88.61mm" svg:height="44.3mm" svg:x="24.71mm" svg:y="19mm">
     <text:p text:style-name="P2"><text:span text:style-name="T1">Example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chevron-up" draw:modifiers="7609.87261146497" draw:enhanced-path="M 0 ?f0 L 10800 0 21600 ?f0 N M 0 21600 L 10800 ?f1 21600 21600 N">
      <draw:equation draw:name="f0" draw:formula="$0 "/>
      <draw:equation draw:name="f1" draw:formula="21600-$0 "/>
      <draw:handle draw:handle-position="left $0" draw:handle-range-y-minimum="0" draw:handle-range-y-maximum="10800"/>
     </draw:enhanced-geometry>
    </draw:custom-shape>Dumm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20:19:05.780000000</meta:creation-date>
    <dc:title>DinA6quer</dc:title>
    <meta:editing-duration>PT6M48S</meta:editing-duration>
    <meta:editing-cycles>3</meta:editing-cycles>
    <meta:generator>B_2020/7.6.0.0.alpha0$Windows_X86_64 LibreOffice_project/a7196c768ecd24c4b8315e6ee7a8fe1f247fa420</meta:generator>
    <meta:initial-creator>Regina Henschel</meta:initial-creator>
    <dc:date>2023-02-20T20:40:14.966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DinA6quer" xlink:href="../../../../../../build_2020/userB_2020/user/template/DinA6quer.ott" meta:date="2023-02-20T20:19:04.921000000"/>
  </office:meta>
</office:document-meta>
</file>